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5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order-bottom="0.74pt ridge #000000" fo:background-color="#dddddd" fo:border-left="none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dddddd"/>
    </style:style>
    <style:style style:name="ce5" style:family="table-cell" style:parent-style-name="Default" style:data-style-name="N4">
      <style:table-cell-properties fo:border-bottom="0.74pt ridge #000000" fo:background-color="#dddddd" fo:border-left="none" fo:border-right="none" fo:border-top="none"/>
    </style:style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0.923cm" svg:y="0.316cm">
            <draw:object draw:notify-on-update-of-ranges="Tabelle1.B1:Tabelle1.B5 Tabelle1.C1:Tabelle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GPIO 36 </text:p>
            <text:p>analog read </text:p>
            <text:p>Raw data</text:p>
          </table:table-cell>
          <table:table-cell office:value-type="string" calcext:value-type="string">
            <text:p>Actual voltage by Voltmeter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45" calcext:value-type="float">
            <text:p>1345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60" calcext:value-type="float">
            <text:p>16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73" calcext:value-type="float">
            <text:p>227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68" calcext:value-type="float">
            <text:p>2368</text:p>
          </table:table-cell>
          <table:table-cell office:value-type="float" office:value="4.16" calcext:value-type="float">
            <text:p>4,16</text:p>
          </table:table-cell>
          <table:table-cell table:number-columns-repeated="2"/>
        </table:table-row>
        <table:table-row table:style-name="ro2" table:number-rows-repeated="17">
          <table:table-cell table:number-columns-repeated="5"/>
        </table:table-row>
        <table:table-row table:style-name="ro2">
          <table:table-cell office:value-type="string" calcext:value-type="string">
            <text:p>mA during sending, in Sleep</text:p>
          </table:table-cell>
          <table:table-cell office:value-type="string" calcext:value-type="string">
            <text:p>Wakeup every </text:p>
          </table:table-cell>
          <table:table-cell office:value-type="string" calcext:value-type="string">
            <text:p>Seconds awake</text:p>
          </table:table-cell>
          <table:table-cell office:value-type="string" calcext:value-type="string">
            <text:p>mAH consumed</text:p>
          </table:table-cell>
          <table:table-cell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24*60/[.B24]*[.A24]*[.C24]/3600" office:value-type="float" office:value="20" calcext:value-type="float">
            <text:p>20,00</text:p>
          </table:table-cell>
          <table:table-cell office:value-type="string" calcext:value-type="string">
            <text:p>Awake</text:p>
          </table:table-cell>
        </table:table-row>
        <table:table-row table:style-name="ro2">
          <table:table-cell table:style-name="ce2" office:value-type="float" office:value="1.5" calcext:value-type="float">
            <text:p>1,5</text:p>
          </table:table-cell>
          <table:table-cell table:style-name="ce2" table:formula="of:=24*3600-(24*60/[.B24]*[.C24])" office:value-type="float" office:value="85680" calcext:value-type="float">
            <text:p>85680</text:p>
          </table:table-cell>
          <table:table-cell table:style-name="ce2"/>
          <table:table-cell table:style-name="ce5" table:formula="of:=[.A25]*[.B25]/3600" office:value-type="float" office:value="35.7" calcext:value-type="float">
            <text:p>35,70</text:p>
          </table:table-cell>
          <table:table-cell office:value-type="string" calcext:value-type="string">
            <text:p>Asleep</text:p>
          </table:table-cell>
        </table:table-row>
        <table:table-row table:style-name="ro2">
          <table:table-cell table:number-columns-repeated="3"/>
          <table:table-cell table:style-name="ce6" table:formula="of:=SUM([.D24:.D25])" office:value-type="float" office:value="55.7" calcext:value-type="float">
            <text:p>55,70</text:p>
          </table:table-cell>
          <table:table-cell office:value-type="string" calcext:value-type="string">
            <text:p>mAh consumed totally during 24h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mA during sending, in Sleep</text:p>
          </table:table-cell>
          <table:table-cell office:value-type="string" calcext:value-type="string">
            <text:p>Wakeup every </text:p>
          </table:table-cell>
          <table:table-cell office:value-type="string" calcext:value-type="string">
            <text:p>Seconds awake</text:p>
          </table:table-cell>
          <table:table-cell office:value-type="string" calcext:value-type="string">
            <text:p>mAH consumed</text:p>
          </table:table-cell>
          <table:table-cell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24*60/[.B31]*[.A31]*[.C31]/3600" office:value-type="float" office:value="200" calcext:value-type="float">
            <text:p>200,00</text:p>
          </table:table-cell>
          <table:table-cell office:value-type="string" calcext:value-type="string">
            <text:p>Awake</text:p>
          </table:table-cell>
        </table:table-row>
        <table:table-row table:style-name="ro2">
          <table:table-cell table:style-name="ce2" office:value-type="float" office:value="1.5" calcext:value-type="float">
            <text:p>1,5</text:p>
          </table:table-cell>
          <table:table-cell table:style-name="ce2" table:formula="of:=24*3600-(24*60/[.B31]*[.C31])" office:value-type="float" office:value="79200" calcext:value-type="float">
            <text:p>79200</text:p>
          </table:table-cell>
          <table:table-cell table:style-name="ce2"/>
          <table:table-cell table:style-name="ce5" table:formula="of:=[.A32]*[.B32]/3600" office:value-type="float" office:value="33" calcext:value-type="float">
            <text:p>33,00</text:p>
          </table:table-cell>
          <table:table-cell office:value-type="string" calcext:value-type="string">
            <text:p>Asleep</text:p>
          </table:table-cell>
        </table:table-row>
        <table:table-row table:style-name="ro2">
          <table:table-cell table:number-columns-repeated="3"/>
          <table:table-cell table:style-name="ce6" table:formula="of:=SUM([.D31:.D32])" office:value-type="float" office:value="233" calcext:value-type="float">
            <text:p>233,00</text:p>
          </table:table-cell>
          <table:table-cell office:value-type="string" calcext:value-type="string">
            <text:p>mAh consumed totally during 24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16:39.344000000</meta:creation-date>
    <dc:date>2023-04-17T07:50:24.034622946</dc:date>
    <meta:editing-duration>PT1H25M40S</meta:editing-duration>
    <meta:editing-cycles>6</meta:editing-cycles>
    <meta:generator>LibreOffice/7.3.7.2$Linux_X86_64 LibreOffice_project/30$Build-2</meta:generator>
    <dc:creator>bill</dc:creator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3cm" svg:y="3.948cm" style:legend-expansion="high" chart:style-name="ch2"/>
        <chart:plot-area chart:style-name="ch3" table:cell-range-address="Tabelle1.B1:Tabelle1.C5" svg:x="0.32cm" svg:y="0.18cm" svg:width="11.423cm" svg:height="8.64cm">
          <chart:coordinate-region svg:x="1.052cm" svg:y="0.381cm" svg:width="10.315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1:Tabelle1.C5" chart:class="chart:scatter">
            <chart:domain table:cell-range-address="Tabelle1.B1:Tabelle1.B5"/>
            <chart:regression-curve chart:style-name="ch8">
              <chart:equation chart:display-equation="true" chart:display-r-square="false" svg:x="1.154cm" svg:y="0.628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B1:Tabelle1.B5</svg:desc>
                </draw:g>
              </table:table-cell>
              <table:table-cell office:value-type="float" office:value="NaN">
                <text:p>NaN</text:p>
                <draw:g>
                  <svg:desc>Tabelle1.C1:Tabelle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">
                <text:p>13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0">
                <text:p>16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73">
                <text:p>2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68">
                <text:p>2368</text:p>
              </table:table-cell>
              <table:table-cell office:value-type="float" office:value="4.16">
                <text:p>4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